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3.556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true" fo:min-height="19.202cm" fo:wrap-option="wrap"/>
    </style:style>
    <style:style style:name="gr5" style:family="graphic" style:parent-style-name="standard">
      <style:graphic-properties draw:textarea-horizontal-align="justify" draw:textarea-vertical-align="middle" draw:auto-grow-height="true" fo:min-height="4.844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true" fo:min-height="7.299cm" fo:wrap-option="wrap"/>
    </style:style>
    <style:style style:name="gr7" style:family="graphic" style:parent-style-name="standard">
      <style:graphic-properties draw:textarea-horizontal-align="justify" draw:textarea-vertical-align="middle" draw:auto-grow-height="tru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0" style:family="graphic" style:parent-style-name="standard">
      <style:graphic-properties draw:textarea-horizontal-align="justify" draw:textarea-vertical-align="middle" draw:auto-grow-height="true" fo:min-height="5.074cm" fo:wrap-option="wrap"/>
    </style:style>
    <style:style style:name="gr11" style:family="graphic" style:parent-style-name="standard">
      <style:graphic-properties draw:textarea-horizontal-align="justify" draw:textarea-vertical-align="middle" draw:auto-grow-height="true" fo:min-height="7.548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true" fo:min-height="9.244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7.111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2.84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2.8cm"/>
    </style:style>
    <style:style style:name="gr20" style:family="graphic" style:parent-style-name="standard">
      <style:graphic-properties draw:textarea-horizontal-align="justify" draw:textarea-vertical-align="middle" draw:auto-grow-height="true" fo:min-height="4.267cm" fo:min-width="0cm" fo:wrap-option="wrap"/>
    </style:style>
    <style:style style:name="gr21" style:family="graphic" style:parent-style-name="standard">
      <style:graphic-properties draw:auto-grow-height="false" fo:min-height="0.749cm" fo:min-width="0.499cm" fo:wrap-option="no-wrap"/>
    </style:style>
    <style:style style:name="gr22" style:family="graphic" style:parent-style-name="standard">
      <style:graphic-properties draw:textarea-horizontal-align="justify" draw:textarea-vertical-align="middle" draw:auto-grow-height="true" fo:min-height="4.978cm" fo:wrap-option="wrap"/>
    </style:style>
    <style:style style:name="gr23" style:family="graphic" style:parent-style-name="standard">
      <style:graphic-properties draw:stroke="none" svg:stroke-color="#000000" draw:fill="none" draw:fill-color="#ffffff" fo:min-height="2cm"/>
    </style:style>
    <style:style style:name="gr24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8.5cm" svg:height="5.005cm" svg:x="51.9cm" svg:y="9.346cm">
          <text:p text:style-name="P1">Lecture des images de signal (s) et sigral/bruit (b)</text:p>
          <text:p text:style-name="P1">Aux Longeurs d'ondes de NII et SII 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3.6cm" svg:height="1.6cm" svg:x="52.658cm" svg:y="14.026cm">
            <text:p text:style-name="P1">Signal </text:p>
            <text:p text:style-name="P1">NII 5755-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98cm" svg:height="1.599cm" svg:x="56.202cm" svg:y="14.1cm">
            <text:p text:style-name="P1">Signal/Bruit</text:p>
            <text:p text:style-name="P1">NII 5755-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6cm" svg:height="1.6cm" svg:x="52.6cm" svg:y="17.2cm">
            <text:p text:style-name="P1">Signal </text:p>
            <text:p text:style-name="P1">SII 6716-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6cm" svg:height="1.6cm" svg:x="52.7cm" svg:y="18.8cm">
            <text:p text:style-name="P1">Signal </text:p>
            <text:p text:style-name="P1">SII 6731-s 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98cm" svg:height="1.599cm" svg:x="56.302cm" svg:y="18.801cm">
            <text:p text:style-name="P1">Signal/Bruit</text:p>
            <text:p text:style-name="P1">SII 6731-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6cm" svg:height="1.6cm" svg:x="52.6cm" svg:y="15.6cm">
            <text:p text:style-name="P1">Signal </text:p>
            <text:p text:style-name="P1">NII 6584-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98cm" svg:height="1.599cm" svg:x="56.2cm" svg:y="17.2cm">
            <text:p text:style-name="P1">Signal/Bruit</text:p>
            <text:p text:style-name="P1">SII 6716-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98cm" svg:height="1.599cm" svg:x="56.202cm" svg:y="15.601cm">
            <text:p text:style-name="P1">Signal/Bruit</text:p>
            <text:p text:style-name="P1">NII 6584-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56.002cm" svg:y1="16.37cm" svg:x2="56.001cm" svg:y2="16.367cm" svg:d="M56002 16370v-1h-1v-2" svg:viewBox="0 0 2 4">
            <text:p/>
          </draw:connector>
        </draw:g>
        <draw:g>
          <draw:custom-shape draw:style-name="gr4" draw:text-style-name="P1" xml:id="id12" draw:id="id12" draw:layer="layout" svg:width="8.7cm" svg:height="20.3cm" svg:x="73cm" svg:y="1.668cm">
            <text:p text:style-name="P1"><text:span text:style-name="T1">Sous-routine</text:span></text:p>
            <text:p text:style-name="P1"><text:span text:style-name="T1">prog-SIINIIratio.f</text:span></text:p>
            <text:p text:style-name="P1"><text:span text:style-name="T1">Ligne 119 de hii3d</text:span></text:p>
            <text:p text:style-name="P1"><text:span text:style-name="T1">Ce programme calcul les ratios NII et SII</text:span></text:p>
            <text:p text:style-name="P1"><text:span text:style-name="T1"/></text:p>
            <text:p text:style-name="P1"><text:span text:style-name="T1">Vérification de la valeur du signal/bruit : </text:span><text:span text:style-name="T1"><text:line-break/></text:span><text:span text:style-name="T1">si SNR &lt; sig2no on met le signal à 0( pas de valeur)</text:span></text:p>
            <text:p text:style-name="P1"><text:span text:style-name="T1"><text:s/></text:span></text:p>
            <text:p text:style-name="P1"><text:span text:style-name="T1">(actuel : sig2no=3)</text:span></text:p>
            <text:p text:style-name="P1"><text:span text:style-name="T1"/></text:p>
            <text:p text:style-name="P1"><text:span text:style-name="T1">Ratio NII= (4/3*S6584) /s5755</text:span></text:p>
            <text:p text:style-name="P1"><text:span text:style-name="T1"/></text:p>
            <text:p text:style-name="P1"><text:span text:style-name="T1">prog-SIINIIratio.f</text:span></text:p>
            <text:p text:style-name="P1"><text:span text:style-name="T1">Ligne 151</text:span></text:p>
            <text:p text:style-name="P1"><text:span text:style-name="T1"/></text:p>
            <text:p text:style-name="P1"><text:span text:style-name="T1"/></text:p>
            <text:p text:style-name="P1"><text:span text:style-name="T1">Ratio SII= (S6716/S6731)</text:span></text:p>
            <text:p text:style-name="P1"><text:span text:style-name="T1"/></text:p>
            <text:p text:style-name="P1"><text:span text:style-name="T1">Enregistre les images pgm des ratios</text:span></text:p>
            <text:p text:style-name="P1"><text:span text:style-name="T1"/></text:p>
            <text:p text:style-name="P1"><text:span text:style-name="T1">Enregistre les images pgm des raies et du SN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5.3cm" svg:height="5.5cm" svg:x="81.601cm" svg:y="9.22cm">
            <text:p text:style-name="P1"><text:span text:style-name="T2">Expliquer le 4/3</text:span></text:p>
            <text:p text:style-name="P1"><text:span text:style-name="T2">Probabilité de transition </text:span><text:span text:style-name="T3">3</text:span><text:span text:style-name="T2">P</text:span><text:span text:style-name="T4">1</text:span><text:span text:style-name="T2">-</text:span><text:span text:style-name="T3">1</text:span><text:span text:style-name="T2">D</text:span><text:span text:style-name="T4">2</text:span><text:span text:style-name="T2"> (6548)=1x10</text:span><text:span text:style-name="T3">-3</text:span><text:span text:style-name="T2"> s</text:span><text:span text:style-name="T3">-1</text:span><text:span text:style-name="T2">; </text:span><text:span text:style-name="T3">3</text:span><text:span text:style-name="T2">P</text:span><text:span text:style-name="T4">2</text:span><text:span text:style-name="T2">-</text:span><text:span text:style-name="T3">1</text:span><text:span text:style-name="T2">D</text:span><text:span text:style-name="T4">2</text:span><text:span text:style-name="T2">(6583)=3x10</text:span><text:span text:style-name="T3">-3</text:span><text:span text:style-name="T2"> s</text:span><text:span text:style-name="T3">-1</text:span><text:span text:style-name="T2">: Référence osterbrock table 3.8</text:span></text:p>
            <draw:enhanced-geometry svg:viewBox="0 0 21600 21600" draw:text-areas="800 800 20800 20800" draw:type="round-rectangular-callout" draw:modifiers="-734.069668649108 27984.584620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6" draw:text-style-name="P1" xml:id="id11" draw:id="id11" draw:layer="layout" svg:width="12.6cm" svg:height="17.123cm" svg:x="73cm" svg:y="25cm">
          <text:p text:style-name="P1">Sous-routine</text:p>
          <text:p text:style-name="P1">Prog-squaredata.f</text:p>
          <text:p text:style-name="P1"/>
          <text:p text:style-name="P1">Ce prog reçoit les données de ratio et nous renvoie les données qu'on doit utiliser pour faire les stats spatiales.</text:p>
          <text:p text:style-name="P1"/>
          <text:p text:style-name="P1">1- <text:s/>Pour chaque position i,j, on trouve K valeurs (k=box * box) dans la boite de largeur box centré sur i,j</text:p>
          <text:p text:style-name="P1">(Taille max : box =15). Les points de la fenêtre glissante se font attribuer des coordonnées (ii,jj)</text:p>
          <text:p text:style-name="P1">2- Le point (i,j) est considéré pour les statistiques seulement si la fenêtre contient plus de 10 valeurs non nulle (nbmin=10)</text:p>
          <text:p text:style-name="P1"><text:span text:style-name="T5">(tester l'impact de la limite de 10 valeurs sur la qualité de l'image vs les stats)</text:span>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16.1cm" svg:height="8.157cm" svg:x="10.8cm" svg:y="39cm">
          <text:p text:style-name="P1">Sous-routine</text:p>
          <text:p text:style-name="P1">Prog-moysigma.f</text:p>
          <text:p text:style-name="P1">Ce programme calcul la moyenne et l'écart type pour chaque point de l'image à partir des matrice sqrS (SII) et sqrN (NII)</text:p>
          <text:p text:style-name="P1"/>
          <text:p text:style-name="P1">1-Calcul la moyenne des valeurs non nulles <text:s/>de chaque ratios (SII et NII) dans chaque fenêtre.</text:p>
          <text:p text:style-name="P1">2-Calcul de l'écart type (SII et NII) dans chaque fenêt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xml:id="id3" draw:id="id3" draw:layer="layout" svg:width="9.6cm" svg:height="7.1cm" svg:x="19.3cm" svg:y="51.957cm">
            <text:p text:style-name="P1">Sous-routine</text:p>
            <text:p text:style-name="P1">Prog-en-sigma.f</text:p>
            <text:p text:style-name="P1">Le programme élargit l'écart type en multipliant sigma par la racine carré du nombre de voxel dans la ligne de visée.</text:p>
            <text:p text:style-name="P1">Ligne fff de hii3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12.8cm" svg:height="5.1cm" svg:x="30.2cm" svg:y="49.457cm">
            <text:p text:style-name="P1">p.54 4.14 Bevington Data reduction and error analysis for the Physical Sciences </text:p>
            <draw:enhanced-geometry svg:viewBox="0 0 21600 21600" draw:text-areas="800 800 20800 20800" draw:type="round-rectangular-callout" draw:modifiers="-2110.89758612608 26567.026073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7" draw:text-style-name="P1" xml:id="id4" draw:id="id4" draw:layer="layout" svg:width="14.2cm" svg:height="4.216cm" svg:x="18.7cm" svg:y="63.357cm">
          <text:p text:style-name="P1">Prog-hii3d-v2.f</text:p>
          <text:p text:style-name="P1">On réduit la résolution des ratios SII et NII à box et on lui attribue la valeur de la moyenne dans la matrice finale.</text:p>
          <text:p text:style-name="P1">Ligne 15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6.5cm" svg:height="7.995cm" svg:x="22.5cm" svg:y="70.655cm">
          <text:p text:style-name="P1">Prog-hii3d-v2.f</text:p>
          <text:p text:style-name="P1">Calcul des bornes de la distribution statstistique de chaque pixel<text:line-break/> ( ± 3 sigma)</text:p>
          <text:p text:style-name="P1">Dans le but de faire un tir alléatoire.</text:p>
          <text:p text:style-name="P1">Ligne 18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4" draw:id="id14" draw:layer="layout" svg:width="18.2cm" svg:height="12.096cm" svg:x="29.5cm" svg:y="5.8cm">
          <text:p text:style-name="P1">Sous-routine de prog-hii3d</text:p>
          <text:p text:style-name="P1">Prog-dblshell.f </text:p>
          <text:p text:style-name="P1">Ce programme sert à créer des modèles 3D de formes de nébuleuse à partir de paramamètres variables :</text:p>
          <text:p text:style-name="P1">1. angx = inclination angle of the line joining the 2 shells centers relative to the horizontal right axis counterclock wise</text:p>
          <text:p text:style-name="P1">2. angz = inclination angle of the line joining the 2 shells centers relative to the line of sight</text:p>
          <text:p text:style-name="P1">3. distet = physical distance between the center of each shell</text:p>
          <text:p text:style-name="P1">4. rcirc = shells radius (the 2 shells are identical in size and shape)</text:p>
          <text:p text:style-name="P1">5. thickc = thickness of the shell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5" draw:id="id15" draw:layer="layout" svg:width="22cm" svg:height="8.944cm" svg:x="2cm" svg:y="7.408cm">
          <text:p text:style-name="P1">Hii3d-v2.bash</text:p>
          <text:p text:style-name="P1">Ce programme coordonne tous les programmes fortran et prépare les données d'entrés pour prog-hii3d</text:p>
          <text:list text:style-name="L2">
            <text:list-item>
              <text:p text:style-name="P1"><text:s/>Compiler le code fortran.</text:p>
            </text:list-item>
            <text:list-item>
              <text:p text:style-name="P1">Faire la list des images .fit contenue dans le répertoire d'exécution.</text:p>
            </text:list-item>
            <text:list-item>
              <text:p text:style-name="P1">Touver les dimensions en pixels de l'image (imstat).</text:p>
            </text:list-item>
            <text:list-item>
              <text:p text:style-name="P1"><text:s/>Transformer les donnés de .fit binaire en .txt ascii (imlist).</text:p>
            </text:list-item>
            <text:list-item>
              <text:p text:style-name="P1">Utiliser la date et l'heure pour générer un nombre de tir aléatoire préalable avant de commencer. Le but est d'éviter une séquence répétitive de tirs aléatoires.</text:p>
            </text:list-item>
            <text:list-item>
              <text:p text:style-name="P1">Éxecuter prog-hii3d pour tous les cas possible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5cm" svg:height="2.4cm" svg:x="104.7cm" svg:y="21.2cm">
          <text:p text:style-name="P1">Écriture des fichiers 3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08.95cm" svg:y1="59.623cm" svg:x2="108.95cm" svg:y2="23.6cm" draw:start-shape="id1" draw:start-glue-point="4" draw:end-shape="id2" draw:end-glue-point="2" svg:d="M108950 59623v-36023" svg:viewBox="0 0 1 36024">
          <text:p/>
        </draw:connector>
        <draw:connector draw:style-name="gr12" draw:text-style-name="P1" draw:layer="layout" svg:x1="24.1cm" svg:y1="59.057cm" svg:x2="25.8cm" svg:y2="63.357cm" draw:start-shape="id3" draw:start-glue-point="2" draw:end-shape="id4" draw:end-glue-point="0" svg:d="M24100 59057v2151h1700v2149" svg:viewBox="0 0 1701 4301">
          <text:p/>
        </draw:connector>
        <draw:connector draw:style-name="gr12" draw:text-style-name="P1" draw:layer="layout" svg:x1="25.8cm" svg:y1="67.573cm" svg:x2="25.75cm" svg:y2="70.655cm" draw:start-shape="id4" draw:start-glue-point="2" draw:end-shape="id5" draw:end-glue-point="0" svg:d="M25800 67573v1541h-50v1541" svg:viewBox="0 0 51 3083">
          <text:p/>
        </draw:connector>
        <draw:connector draw:style-name="gr12" draw:text-style-name="P1" draw:layer="layout" svg:x1="29cm" svg:y1="74.652cm" svg:x2="50.4cm" svg:y2="69.751cm" draw:start-shape="id5" draw:start-glue-point="1" draw:end-shape="id6" draw:end-glue-point="3" svg:d="M29000 74652h10701v-4901h10699" svg:viewBox="0 0 21401 4902">
          <text:p/>
        </draw:connector>
        <draw:g>
          <draw:g>
            <draw:custom-shape draw:style-name="gr13" draw:text-style-name="P1" xml:id="id6" draw:id="id6" draw:layer="layout" svg:width="6.2cm" svg:height="10.098cm" svg:x="50.4cm" svg:y="64.702cm">
              <text:p text:style-name="P1">Sous-routine</text:p>
              <text:p text:style-name="P1">prog-gaussienne.f</text:p>
              <text:p text:style-name="P1">On tire aléatoirement sur les distributions pour déterminer la valeur des ratios pour chaque voxel en 3D.</text:p>
              <text:p text:style-name="P1">Ligne 220 de hii3d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10.2cm" svg:height="7.949cm" svg:x="55.8cm" svg:y="52.839cm">
              <text:p text:style-name="P1">On fabrique un histogramme de -3 sigma à +3 sigma qu'on divise en 100 intervalles. On détermine le nombre de ratios (n) correspondant à chaque intervalle. On écrit dans le vecteur alea n fois la valeur centrale de chaque intervalle. On selectionne une valeur aléatoirement dans ce vecteur.</text:p>
              <draw:enhanced-geometry svg:viewBox="0 0 21600 21600" draw:text-areas="800 800 20800 20800" draw:type="round-rectangular-callout" draw:modifiers="618.292324281933 33375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connector draw:style-name="gr12" draw:text-style-name="P1" draw:layer="layout" draw:line-skew="4.798cm" svg:x1="108.95cm" svg:y1="70.077cm" svg:x2="53.5cm" svg:y2="74.8cm" draw:start-shape="id1" draw:start-glue-point="6" draw:end-shape="id6" draw:end-glue-point="2" svg:d="M108950 70077v10023h-55450v-5300" svg:viewBox="0 0 55451 10024">
            <text:p/>
          </draw:connector>
          <draw:connector draw:style-name="gr12" draw:text-style-name="P1" draw:layer="layout" svg:x1="56.6cm" svg:y1="69.751cm" svg:x2="82.2cm" svg:y2="56.007cm" draw:start-shape="id6" draw:start-glue-point="1" draw:end-shape="id7" draw:end-glue-point="3" svg:d="M56600 69751h12801v-13744h12799" svg:viewBox="0 0 25601 13745">
            <text:p/>
          </draw:connector>
          <draw:connector draw:style-name="gr12" draw:text-style-name="P1" draw:layer="layout" svg:x1="96.7cm" svg:y1="64.85cm" svg:x2="102.5cm" svg:y2="64.85cm" draw:start-shape="id8" draw:start-glue-point="7" draw:end-shape="id1" draw:end-glue-point="5" svg:d="M96700 64850h5800" svg:viewBox="0 0 5801 1">
            <text:p/>
          </draw:connector>
          <draw:g>
            <draw:custom-shape draw:style-name="gr1" draw:text-style-name="P1" xml:id="id9" draw:id="id9" draw:layer="layout" svg:width="9.7cm" svg:height="4.216cm" svg:x="82.4cm" svg:y="72.7cm">
              <text:p text:style-name="P1">Sous-routine</text:p>
              <text:p text:style-name="P1">Prog-temperatureNII.f</text:p>
              <text:p text:style-name="P1">On calcule la température en envoyant les données de densité et de ratio N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xml:id="id7" draw:id="id7" draw:layer="layout" svg:width="9.9cm" svg:height="3.429cm" svg:x="82.2cm" svg:y="54.293cm">
              <text:p text:style-name="P1">Sous-routine</text:p>
              <text:p text:style-name="P1">Prog-interSII.f</text:p>
              <text:p text:style-name="P1">On calcule la densité à partir de la température et du ratio S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xml:id="id8" draw:id="id8" draw:layer="layout" svg:width="7.2cm" svg:height="3.5cm" svg:x="89.5cm" svg:y="63.1cm">
              <text:p text:style-name="P1">N itération=10?</text:p>
              <text:p text:style-name="P1">N=N+1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onnector draw:style-name="gr12" draw:text-style-name="P1" draw:layer="layout" svg:x1="92.1cm" svg:y1="56.007cm" svg:x2="93.1cm" svg:y2="63.1cm" draw:start-shape="id7" draw:start-glue-point="1" draw:end-shape="id8" draw:end-glue-point="4" svg:d="M92100 56007h1000v7093" svg:viewBox="0 0 1001 7094">
              <text:p/>
            </draw:connector>
            <draw:connector draw:style-name="gr12" draw:text-style-name="P1" draw:layer="layout" draw:type="line" svg:x1="87.25cm" svg:y1="72.7cm" svg:x2="87.15cm" svg:y2="57.722cm" draw:start-shape="id9" draw:end-shape="id7" svg:d="M87250 72700l-100-14978" svg:viewBox="0 0 101 14979">
              <text:p/>
            </draw:connector>
            <draw:frame draw:style-name="gr16" draw:layer="layout" svg:width="1.344cm" svg:height="0.962cm" svg:x="96.6cm" svg:y="64.062cm">
              <draw:text-box>
                <text:p>oui</text:p>
              </draw:text-box>
            </draw:frame>
            <draw:frame draw:style-name="gr17" draw:layer="layout" svg:width="4.642cm" svg:height="0.962cm" svg:x="77.1cm" svg:y="55.038cm">
              <draw:text-box>
                <text:p>Aptmp= 10000</text:p>
              </draw:text-box>
            </draw:frame>
            <draw:frame draw:style-name="gr18" draw:layer="layout" svg:width="1.6cm" svg:height="0.962cm" svg:x="91.3cm" svg:y="66.738cm">
              <draw:text-box>
                <text:p>non</text:p>
              </draw:text-box>
            </draw:frame>
            <draw:frame draw:style-name="gr19" draw:layer="layout" svg:width="4.2cm" svg:height="3.05cm" svg:x="83.2cm" svg:y="69.6cm">
              <draw:text-box>
                <text:p>On renvoit la nouvelle température</text:p>
              </draw:text-box>
            </draw:frame>
            <draw:custom-shape draw:style-name="gr20" draw:text-style-name="P1" draw:layer="layout" svg:width="13.1cm" svg:height="4.877cm" svg:x="72cm" svg:y="60.3cm">
              <text:p text:style-name="P1">Comme Te et Ne sont construites de manière itérative, on commence une boucle avec une valeur de température arbitraire. De cette façon, les valeurs de densité et de température convergent.</text:p>
              <text:p text:style-name="P1">Ligne 261</text:p>
              <draw:enhanced-geometry svg:viewBox="0 0 21600 21600" draw:text-areas="800 800 20800 20800" draw:type="round-rectangular-callout" draw:modifiers="14017.4948477215 -19833.2103321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onnector draw:style-name="gr12" draw:text-style-name="P1" draw:layer="layout" svg:x1="93.1cm" svg:y1="66.6cm" svg:x2="92.1cm" svg:y2="74.808cm" draw:start-shape="id8" draw:start-glue-point="6" draw:end-shape="id9" draw:end-glue-point="1" svg:d="M93100 66600v8208h-1000" svg:viewBox="0 0 1001 8209">
              <text:p/>
            </draw:connector>
            <draw:custom-shape draw:style-name="gr21" draw:layer="layout" svg:width="28.6cm" svg:height="26.1cm" svg:x="70.7cm" svg:y="51.6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1.50722194551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22" draw:text-style-name="P1" xml:id="id1" draw:id="id1" draw:layer="layout" svg:width="12.9cm" svg:height="10.454cm" svg:x="102.5cm" svg:y="59.623cm">
              <text:p text:style-name="P1">Valeur de température ou de densité</text:p>
              <text:p text:style-name="P1"><text:s/>comprise dans l'intervalle Tmin àTmax ou Nmin à Nmax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23" draw:layer="layout" svg:width="2.7cm" svg:height="2.25cm" svg:x="107.265cm" svg:y="71.386cm">
              <draw:text-box>
                <text:p>Non</text:p>
              </draw:text-box>
            </draw:frame>
            <draw:frame draw:style-name="gr24" draw:layer="layout" svg:width="2.8cm" svg:height="1.85cm" svg:x="107.3cm" svg:y="57.977cm">
              <draw:text-box>
                <text:p>Oui</text:p>
              </draw:text-box>
            </draw:frame>
          </draw:g>
          <draw:custom-shape draw:style-name="gr21" draw:layer="layout" svg:width="67.6cm" svg:height="32.3cm" svg:x="49.1cm" svg:y="49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42.84412032816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onnector draw:style-name="gr12" draw:text-style-name="P1" draw:layer="layout" svg:x1="18.85cm" svg:y1="47.157cm" svg:x2="24.1cm" svg:y2="51.957cm" draw:start-shape="id10" draw:start-glue-point="2" draw:end-shape="id3" draw:end-glue-point="0" svg:d="M18850 47157v2400h5250v2400" svg:viewBox="0 0 5251 4801">
          <text:p/>
        </draw:connector>
        <draw:connector draw:style-name="gr12" draw:text-style-name="P1" draw:layer="layout" svg:x1="79.3cm" svg:y1="42.123cm" svg:x2="26.9cm" svg:y2="43.078cm" draw:start-shape="id11" draw:start-glue-point="2" draw:end-shape="id10" svg:d="M79300 42123v955h-52400" svg:viewBox="0 0 52401 956">
          <text:p/>
        </draw:connector>
        <draw:connector draw:style-name="gr12" draw:text-style-name="P1" draw:layer="layout" svg:x1="77.35cm" svg:y1="21.968cm" svg:x2="79.3cm" svg:y2="25cm" draw:start-shape="id12" draw:start-glue-point="2" draw:end-shape="id11" draw:end-glue-point="0" svg:d="M77350 21968v1516h1950v1516" svg:viewBox="0 0 1951 3033">
          <text:p/>
        </draw:connector>
        <draw:connector draw:style-name="gr12" draw:text-style-name="P1" draw:layer="layout" svg:x1="60.4cm" svg:y1="11.848cm" svg:x2="73cm" svg:y2="11.818cm" draw:start-shape="id13" draw:start-glue-point="1" draw:end-shape="id12" svg:d="M60400 11848h6301v-30h6299" svg:viewBox="0 0 12601 31">
          <text:p/>
        </draw:connector>
        <draw:connector draw:style-name="gr12" draw:text-style-name="P1" draw:layer="layout" svg:x1="47.7cm" svg:y1="11.848cm" svg:x2="51.9cm" svg:y2="11.848cm" draw:start-shape="id14" draw:start-glue-point="1" draw:end-shape="id13" draw:end-glue-point="3" svg:d="M47700 11848h4200" svg:viewBox="0 0 4201 1">
          <text:p/>
        </draw:connector>
        <draw:connector draw:style-name="gr12" draw:text-style-name="P1" draw:layer="layout" svg:x1="24cm" svg:y1="11.88cm" svg:x2="29.5cm" svg:y2="11.848cm" draw:start-shape="id15" draw:start-glue-point="1" draw:end-shape="id14" draw:end-glue-point="3" svg:d="M24000 11880h2751v-32h2749" svg:viewBox="0 0 5501 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3:54:45.042976894</meta:creation-date>
    <dc:date>2016-10-07T13:13:01.114141331</dc:date>
    <meta:editing-duration>PT10H13M7S</meta:editing-duration>
    <meta:editing-cycles>23</meta:editing-cycles>
    <meta:generator>LibreOffice/4.2.8.2$Linux_X86_64 LibreOffice_project/420m0$Build-2</meta:generator>
    <meta:document-statistic meta:object-count="59"/>
  </office:meta>
</office:document-meta>
</file>